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10-19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7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4-2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1-25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10-20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7-2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4-28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1-29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10-28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7-28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5-0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2-13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11-05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8-01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5-09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2-0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10-26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7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4-2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1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10-26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7-2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4-29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2-05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10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7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4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1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11-1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8-22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6-1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2-0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10-3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8-0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5-1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2-0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9176" calcext:value-type="float">
            <text:p>-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11-1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8-1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5-1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2-0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5-11-05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1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5-08-1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